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right="-0.177in"/>
    </style:style>
    <style:style style:name="T2" style:parent-style-name="Domyślnaczcionkaakapitu" style:family="text">
      <style:text-properties style:font-name-complex="Times New Roman" fo:font-weight="bold" style:font-weight-asian="bold" fo:font-size="16pt" style:font-size-asian="16pt" style:font-size-complex="16pt"/>
    </style:style>
    <style:style style:name="P3" style:parent-style-name="Textbody" style:family="paragraph">
      <style:paragraph-properties fo:margin-right="-0.177in"/>
    </style:style>
    <style:style style:name="T4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T5" style:parent-style-name="Domyślnaczcionkaakapitu" style:family="text">
      <style:text-properties fo:font-size="14pt" style:font-size-asian="14pt" style:font-size-complex="14pt"/>
    </style:style>
    <style:style style:name="T6" style:parent-style-name="Domyślnaczcionkaakapitu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Textbody" style:family="paragraph">
      <style:paragraph-properties fo:margin-left="0.25in" fo:margin-right="-0.177in">
        <style:tab-stops/>
      </style:paragraph-properties>
    </style:style>
    <style:style style:name="P8" style:parent-style-name="Textbody" style:family="paragraph">
      <style:paragraph-properties fo:margin-right="-0.177in"/>
    </style:style>
    <style:style style:name="TableColumn10" style:family="table-column">
      <style:table-column-properties style:column-width="3.4458in" style:use-optimal-column-width="false"/>
    </style:style>
    <style:style style:name="TableColumn11" style:family="table-column">
      <style:table-column-properties style:column-width="1.4763in" style:use-optimal-column-width="false"/>
    </style:style>
    <style:style style:name="TableColumn12" style:family="table-column">
      <style:table-column-properties style:column-width="2.0055in" style:use-optimal-column-width="false"/>
    </style:style>
    <style:style style:name="Table9" style:family="table">
      <style:table-properties style:width="6.9277in" fo:margin-left="0.0381in" table:align="left"/>
    </style:style>
    <style:style style:name="TableRow13" style:family="table-row">
      <style:table-row-properties style:min-row-height="0.2652in" style:use-optimal-row-height="false"/>
    </style:style>
    <style:style style:name="TableCell14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5" style:parent-style-name="Textbody" style:family="paragraph">
      <style:paragraph-properties fo:margin-left="0.25in">
        <style:tab-stops/>
      </style:paragraph-properties>
      <style:text-properties style:font-style-complex="italic"/>
    </style:style>
    <style:style style:name="TableCell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" style:parent-style-name="Textbody" style:family="paragraph">
      <style:paragraph-properties fo:margin-left="0.25in">
        <style:tab-stops/>
      </style:paragraph-properties>
      <style:text-properties style:font-style-complex="italic"/>
    </style:style>
    <style:style style:name="TableCell1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" style:parent-style-name="Textbody" style:family="paragraph">
      <style:paragraph-properties fo:margin-left="0.25in">
        <style:tab-stops/>
      </style:paragraph-properties>
      <style:text-properties style:font-style-complex="italic"/>
    </style:style>
    <style:style style:name="P20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Textbody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Textbody" style:family="paragraph">
      <style:text-properties fo:font-weight="bold" style:font-weight-asian="bold" fo:font-size="14pt" style:font-size-asian="14pt" style:font-size-complex="14pt"/>
    </style:style>
    <style:style style:name="P24" style:parent-style-name="Textbody" style:family="paragraph"/>
    <style:style style:name="P25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27" style:family="table-column">
      <style:table-column-properties style:column-width="3.4638in" style:use-optimal-column-width="false"/>
    </style:style>
    <style:style style:name="TableColumn28" style:family="table-column">
      <style:table-column-properties style:column-width="3.4638in" style:use-optimal-column-width="false"/>
    </style:style>
    <style:style style:name="Table26" style:family="table">
      <style:table-properties style:width="6.9277in" fo:margin-left="0.0381in" table:align="left"/>
    </style:style>
    <style:style style:name="TableRow29" style:family="table-row">
      <style:table-row-properties style:min-row-height="0.2652in" style:use-optimal-row-height="false"/>
    </style:style>
    <style:style style:name="TableCell30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31" style:parent-style-name="Textbody" style:family="paragraph">
      <style:text-properties style:font-style-complex="italic"/>
    </style:style>
    <style:style style:name="TableCell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33" style:parent-style-name="Textbody" style:family="paragraph">
      <style:text-properties style:font-style-complex="italic"/>
    </style:style>
    <style:style style:name="P34" style:parent-style-name="Textbody" style:family="paragraph"/>
    <style:style style:name="P35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37" style:family="table-column">
      <style:table-column-properties style:column-width="3.4638in" style:use-optimal-column-width="false"/>
    </style:style>
    <style:style style:name="TableColumn38" style:family="table-column">
      <style:table-column-properties style:column-width="3.4638in" style:use-optimal-column-width="false"/>
    </style:style>
    <style:style style:name="Table36" style:family="table">
      <style:table-properties style:width="6.9277in" fo:margin-left="0.0381in" table:align="left"/>
    </style:style>
    <style:style style:name="TableRow39" style:family="table-row">
      <style:table-row-properties style:min-row-height="0.2652in" style:use-optimal-row-height="false"/>
    </style:style>
    <style:style style:name="TableCell40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41" style:parent-style-name="Textbody" style:family="paragraph">
      <style:text-properties style:font-style-complex="italic"/>
    </style:style>
    <style:style style:name="TableCell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43" style:parent-style-name="Textbody" style:family="paragraph">
      <style:text-properties style:font-style-complex="italic"/>
    </style:style>
    <style:style style:name="P44" style:parent-style-name="Textbody" style:family="paragraph"/>
    <style:style style:name="P45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47" style:family="table-column">
      <style:table-column-properties style:column-width="3.4638in" style:use-optimal-column-width="false"/>
    </style:style>
    <style:style style:name="TableColumn48" style:family="table-column">
      <style:table-column-properties style:column-width="3.4638in" style:use-optimal-column-width="false"/>
    </style:style>
    <style:style style:name="Table46" style:family="table">
      <style:table-properties style:width="6.9277in" fo:margin-left="0.0381in" table:align="left"/>
    </style:style>
    <style:style style:name="TableRow49" style:family="table-row">
      <style:table-row-properties style:min-row-height="0.2652in" style:use-optimal-row-height="false"/>
    </style:style>
    <style:style style:name="TableCell50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51" style:parent-style-name="Textbody" style:family="paragraph">
      <style:text-properties style:font-style-complex="italic"/>
    </style:style>
    <style:style style:name="TableCell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53" style:parent-style-name="Textbody" style:family="paragraph">
      <style:text-properties style:font-style-complex="italic"/>
    </style:style>
    <style:style style:name="TableColumn55" style:family="table-column">
      <style:table-column-properties style:column-width="6.9277in" style:use-optimal-column-width="false"/>
    </style:style>
    <style:style style:name="Table54" style:family="table">
      <style:table-properties style:width="6.9277in" fo:margin-left="0.0381in" table:align="left"/>
    </style:style>
    <style:style style:name="TableRow56" style:family="table-row">
      <style:table-row-properties style:min-row-height="0.2652in" style:use-optimal-row-height="false"/>
    </style:style>
    <style:style style:name="TableCell57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58" style:parent-style-name="Textbody" style:family="paragraph">
      <style:text-properties style:font-style-complex="italic"/>
    </style:style>
    <style:style style:name="TableColumn60" style:family="table-column">
      <style:table-column-properties style:column-width="6.9277in" style:use-optimal-column-width="false"/>
    </style:style>
    <style:style style:name="Table59" style:family="table">
      <style:table-properties style:width="6.9277in" fo:margin-left="0.0381in" table:align="left"/>
    </style:style>
    <style:style style:name="TableRow61" style:family="table-row">
      <style:table-row-properties style:min-row-height="0.2652in" style:use-optimal-row-height="false"/>
    </style:style>
    <style:style style:name="TableCell62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63" style:parent-style-name="Textbody" style:family="paragraph">
      <style:text-properties style:font-style-complex="italic"/>
    </style:style>
    <style:style style:name="P64" style:parent-style-name="Textbody" style:family="paragraph">
      <style:text-properties fo:font-weight="bold" style:font-weight-asian="bold" fo:font-size="14pt" style:font-size-asian="14pt" style:font-size-complex="14pt"/>
    </style:style>
    <style:style style:name="P65" style:parent-style-name="Textbody" style:family="paragraph"/>
    <style:style style:name="P66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68" style:family="table-column">
      <style:table-column-properties style:column-width="3.4638in" style:use-optimal-column-width="false"/>
    </style:style>
    <style:style style:name="TableColumn69" style:family="table-column">
      <style:table-column-properties style:column-width="3.4638in" style:use-optimal-column-width="false"/>
    </style:style>
    <style:style style:name="Table67" style:family="table">
      <style:table-properties style:width="6.9277in" fo:margin-left="0.0381in" table:align="left"/>
    </style:style>
    <style:style style:name="TableRow70" style:family="table-row">
      <style:table-row-properties style:min-row-height="0.2652in" style:use-optimal-row-height="false"/>
    </style:style>
    <style:style style:name="TableCell71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72" style:parent-style-name="Textbody" style:family="paragraph">
      <style:text-properties style:font-style-complex="italic"/>
    </style:style>
    <style:style style:name="TableCell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74" style:parent-style-name="Textbody" style:family="paragraph">
      <style:text-properties style:font-style-complex="italic"/>
    </style:style>
    <style:style style:name="P75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77" style:family="table-column">
      <style:table-column-properties style:column-width="3.4638in" style:use-optimal-column-width="false"/>
    </style:style>
    <style:style style:name="TableColumn78" style:family="table-column">
      <style:table-column-properties style:column-width="3.4638in" style:use-optimal-column-width="false"/>
    </style:style>
    <style:style style:name="Table76" style:family="table">
      <style:table-properties style:width="6.9277in" fo:margin-left="0.0381in" table:align="left"/>
    </style:style>
    <style:style style:name="TableRow79" style:family="table-row">
      <style:table-row-properties style:min-row-height="0.2652in" style:use-optimal-row-height="false"/>
    </style:style>
    <style:style style:name="TableCell80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81" style:parent-style-name="Textbody" style:family="paragraph">
      <style:text-properties style:font-style-complex="italic"/>
    </style:style>
    <style:style style:name="TableCell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3" style:parent-style-name="Textbody" style:family="paragraph">
      <style:text-properties style:font-style-complex="italic"/>
    </style:style>
    <style:style style:name="P84" style:parent-style-name="Textbody" style:family="paragraph"/>
    <style:style style:name="P85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87" style:family="table-column">
      <style:table-column-properties style:column-width="3.4638in" style:use-optimal-column-width="false"/>
    </style:style>
    <style:style style:name="TableColumn88" style:family="table-column">
      <style:table-column-properties style:column-width="3.4638in" style:use-optimal-column-width="false"/>
    </style:style>
    <style:style style:name="Table86" style:family="table">
      <style:table-properties style:width="6.9277in" fo:margin-left="0.0381in" table:align="left"/>
    </style:style>
    <style:style style:name="TableRow89" style:family="table-row">
      <style:table-row-properties style:min-row-height="0.2652in" style:use-optimal-row-height="false"/>
    </style:style>
    <style:style style:name="TableCell90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91" style:parent-style-name="Textbody" style:family="paragraph">
      <style:text-properties style:font-style-complex="italic"/>
    </style:style>
    <style:style style:name="TableCell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93" style:parent-style-name="Textbody" style:family="paragraph">
      <style:text-properties style:font-style-complex="italic"/>
    </style:style>
    <style:style style:name="P94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96" style:family="table-column">
      <style:table-column-properties style:column-width="3.4638in" style:use-optimal-column-width="false"/>
    </style:style>
    <style:style style:name="TableColumn97" style:family="table-column">
      <style:table-column-properties style:column-width="3.4638in" style:use-optimal-column-width="false"/>
    </style:style>
    <style:style style:name="Table95" style:family="table">
      <style:table-properties style:width="6.9277in" fo:margin-left="0.0381in" table:align="left"/>
    </style:style>
    <style:style style:name="TableRow98" style:family="table-row">
      <style:table-row-properties style:min-row-height="0.2652in" style:use-optimal-row-height="false"/>
    </style:style>
    <style:style style:name="TableCell99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00" style:parent-style-name="Textbody" style:family="paragraph">
      <style:text-properties style:font-style-complex="italic"/>
    </style:style>
    <style:style style:name="TableCell1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02" style:parent-style-name="Textbody" style:family="paragraph">
      <style:text-properties style:font-style-complex="italic"/>
    </style:style>
    <style:style style:name="P103" style:parent-style-name="Textbody" style:family="paragraph"/>
    <style:style style:name="P104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106" style:family="table-column">
      <style:table-column-properties style:column-width="3.4638in" style:use-optimal-column-width="false"/>
    </style:style>
    <style:style style:name="TableColumn107" style:family="table-column">
      <style:table-column-properties style:column-width="3.4638in" style:use-optimal-column-width="false"/>
    </style:style>
    <style:style style:name="Table105" style:family="table">
      <style:table-properties style:width="6.9277in" fo:margin-left="0.0381in" table:align="left"/>
    </style:style>
    <style:style style:name="TableRow108" style:family="table-row">
      <style:table-row-properties style:min-row-height="0.2652in" style:use-optimal-row-height="false"/>
    </style:style>
    <style:style style:name="TableCell109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10" style:parent-style-name="Textbody" style:family="paragraph">
      <style:text-properties style:font-style-complex="italic"/>
    </style:style>
    <style:style style:name="TableCell11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12" style:parent-style-name="Textbody" style:family="paragraph">
      <style:text-properties style:font-style-complex="italic"/>
    </style:style>
    <style:style style:name="P113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115" style:family="table-column">
      <style:table-column-properties style:column-width="3.4638in" style:use-optimal-column-width="false"/>
    </style:style>
    <style:style style:name="TableColumn116" style:family="table-column">
      <style:table-column-properties style:column-width="3.4638in" style:use-optimal-column-width="false"/>
    </style:style>
    <style:style style:name="Table114" style:family="table">
      <style:table-properties style:width="6.9277in" fo:margin-left="0.0381in" table:align="left"/>
    </style:style>
    <style:style style:name="TableRow117" style:family="table-row">
      <style:table-row-properties style:min-row-height="0.2652in" style:use-optimal-row-height="false"/>
    </style:style>
    <style:style style:name="TableCell118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19" style:parent-style-name="Textbody" style:family="paragraph">
      <style:text-properties style:font-style-complex="italic"/>
    </style:style>
    <style:style style:name="TableCell1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1" style:parent-style-name="Textbody" style:family="paragraph">
      <style:text-properties style:font-style-complex="italic"/>
    </style:style>
    <style:style style:name="TableColumn123" style:family="table-column">
      <style:table-column-properties style:column-width="6.9277in" style:use-optimal-column-width="false"/>
    </style:style>
    <style:style style:name="Table122" style:family="table">
      <style:table-properties style:width="6.9277in" fo:margin-left="0.0381in" table:align="left"/>
    </style:style>
    <style:style style:name="TableRow124" style:family="table-row">
      <style:table-row-properties style:min-row-height="0.2652in" style:use-optimal-row-height="false"/>
    </style:style>
    <style:style style:name="TableCell125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26" style:parent-style-name="Textbody" style:family="paragraph">
      <style:text-properties style:font-style-complex="italic"/>
    </style:style>
    <style:style style:name="T127" style:parent-style-name="Domyślnaczcionkaakapitu" style:family="text">
      <style:text-properties fo:font-weight="bold" style:font-weight-asian="bold" fo:font-size="14pt" style:font-size-asian="14pt" style:font-size-complex="14pt"/>
    </style:style>
    <style:style style:name="P128" style:parent-style-name="Textbody" style:family="paragraph">
      <style:text-properties fo:font-weight="bold" style:font-weight-asian="bold" style:font-weight-complex="bold"/>
    </style:style>
    <style:style style:name="P129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131" style:family="table-column">
      <style:table-column-properties style:column-width="3.4638in" style:use-optimal-column-width="false"/>
    </style:style>
    <style:style style:name="TableColumn132" style:family="table-column">
      <style:table-column-properties style:column-width="3.4638in" style:use-optimal-column-width="false"/>
    </style:style>
    <style:style style:name="Table130" style:family="table">
      <style:table-properties style:width="6.9277in" fo:margin-left="0.0381in" table:align="left"/>
    </style:style>
    <style:style style:name="TableRow133" style:family="table-row">
      <style:table-row-properties style:min-row-height="0.2652in" style:use-optimal-row-height="false"/>
    </style:style>
    <style:style style:name="TableCell134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35" style:parent-style-name="Textbody" style:family="paragraph">
      <style:text-properties style:font-style-complex="italic"/>
    </style:style>
    <style:style style:name="TableCell1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7" style:parent-style-name="Textbody" style:family="paragraph">
      <style:text-properties style:font-style-complex="italic"/>
    </style:style>
    <style:style style:name="P138" style:parent-style-name="Textbody" style:family="paragraph">
      <style:paragraph-properties fo:margin-left="1.477in" fo:text-indent="0.4923in">
        <style:tab-stops/>
      </style:paragraph-properties>
      <style:text-properties fo:font-style="italic" style:font-style-asian="italic"/>
    </style:style>
    <style:style style:name="TableColumn140" style:family="table-column">
      <style:table-column-properties style:column-width="6.9277in" style:use-optimal-column-width="false"/>
    </style:style>
    <style:style style:name="Table139" style:family="table">
      <style:table-properties style:width="6.9277in" fo:margin-left="0.0381in" table:align="left"/>
    </style:style>
    <style:style style:name="TableRow141" style:family="table-row">
      <style:table-row-properties style:min-row-height="0.2652in" style:use-optimal-row-height="false"/>
    </style:style>
    <style:style style:name="TableCell142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43" style:parent-style-name="Textbody" style:family="paragraph">
      <style:text-properties style:font-style-complex="italic"/>
    </style:style>
    <style:style style:name="P144" style:parent-style-name="Textbody" style:family="paragraph">
      <style:text-properties fo:font-weight="bold" style:font-weight-asian="bold" style:font-weight-complex="bold"/>
    </style:style>
    <style:style style:name="P145" style:parent-style-name="Textbody" style:family="paragraph"/>
    <style:style style:name="P146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148" style:family="table-column">
      <style:table-column-properties style:column-width="3.4638in" style:use-optimal-column-width="false"/>
    </style:style>
    <style:style style:name="TableColumn149" style:family="table-column">
      <style:table-column-properties style:column-width="3.4638in" style:use-optimal-column-width="false"/>
    </style:style>
    <style:style style:name="Table147" style:family="table">
      <style:table-properties style:width="6.9277in" fo:margin-left="0.0381in" table:align="left"/>
    </style:style>
    <style:style style:name="TableRow150" style:family="table-row">
      <style:table-row-properties style:min-row-height="0.2652in" style:use-optimal-row-height="false"/>
    </style:style>
    <style:style style:name="TableCell151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52" style:parent-style-name="Textbody" style:family="paragraph">
      <style:text-properties style:font-style-complex="italic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Textbody" style:family="paragraph">
      <style:text-properties style:font-style-complex="italic"/>
    </style:style>
    <style:style style:name="P155" style:parent-style-name="Textbody" style:family="paragraph">
      <style:paragraph-properties fo:margin-left="1.477in" fo:text-indent="0.4923in">
        <style:tab-stops/>
      </style:paragraph-properties>
      <style:text-properties fo:font-style="italic" style:font-style-asian="italic"/>
    </style:style>
    <style:style style:name="TableColumn157" style:family="table-column">
      <style:table-column-properties style:column-width="6.9277in" style:use-optimal-column-width="false"/>
    </style:style>
    <style:style style:name="Table156" style:family="table">
      <style:table-properties style:width="6.9277in" fo:margin-left="0.0381in" table:align="left"/>
    </style:style>
    <style:style style:name="TableRow158" style:family="table-row">
      <style:table-row-properties style:min-row-height="0.2652in" style:use-optimal-row-height="false"/>
    </style:style>
    <style:style style:name="TableCell159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60" style:parent-style-name="Textbody" style:family="paragraph">
      <style:text-properties style:font-style-complex="italic"/>
    </style:style>
    <style:style style:name="P161" style:parent-style-name="Textbody" style:family="paragraph"/>
    <style:style style:name="P162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164" style:family="table-column">
      <style:table-column-properties style:column-width="3.4638in" style:use-optimal-column-width="false"/>
    </style:style>
    <style:style style:name="TableColumn165" style:family="table-column">
      <style:table-column-properties style:column-width="3.4638in" style:use-optimal-column-width="false"/>
    </style:style>
    <style:style style:name="Table163" style:family="table">
      <style:table-properties style:width="6.9277in" fo:margin-left="0.0381in" table:align="left"/>
    </style:style>
    <style:style style:name="TableRow166" style:family="table-row">
      <style:table-row-properties style:min-row-height="0.2652in" style:use-optimal-row-height="false"/>
    </style:style>
    <style:style style:name="TableCell167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68" style:parent-style-name="Textbody" style:family="paragraph">
      <style:text-properties style:font-style-complex="italic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Textbody" style:family="paragraph">
      <style:text-properties style:font-style-complex="italic"/>
    </style:style>
    <style:style style:name="P171" style:parent-style-name="Textbody" style:family="paragraph">
      <style:paragraph-properties fo:margin-left="1.477in" fo:text-indent="0.4923in">
        <style:tab-stops/>
      </style:paragraph-properties>
      <style:text-properties fo:font-style="italic" style:font-style-asian="italic"/>
    </style:style>
    <style:style style:name="TableColumn173" style:family="table-column">
      <style:table-column-properties style:column-width="6.9277in" style:use-optimal-column-width="false"/>
    </style:style>
    <style:style style:name="Table172" style:family="table">
      <style:table-properties style:width="6.9277in" fo:margin-left="0.0381in" table:align="left"/>
    </style:style>
    <style:style style:name="TableRow174" style:family="table-row">
      <style:table-row-properties style:min-row-height="0.2652in" style:use-optimal-row-height="false"/>
    </style:style>
    <style:style style:name="TableCell175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76" style:parent-style-name="Textbody" style:family="paragraph">
      <style:text-properties style:font-style-complex="italic"/>
    </style:style>
    <style:style style:name="P177" style:parent-style-name="Textbody" style:family="paragraph"/>
    <style:style style:name="P178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180" style:family="table-column">
      <style:table-column-properties style:column-width="3.4638in" style:use-optimal-column-width="false"/>
    </style:style>
    <style:style style:name="TableColumn181" style:family="table-column">
      <style:table-column-properties style:column-width="3.4638in" style:use-optimal-column-width="false"/>
    </style:style>
    <style:style style:name="Table179" style:family="table">
      <style:table-properties style:width="6.9277in" fo:margin-left="0.0381in" table:align="left"/>
    </style:style>
    <style:style style:name="TableRow182" style:family="table-row">
      <style:table-row-properties style:min-row-height="0.2652in" style:use-optimal-row-height="false"/>
    </style:style>
    <style:style style:name="TableCell183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84" style:parent-style-name="Textbody" style:family="paragraph">
      <style:text-properties style:font-style-complex="italic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Textbody" style:family="paragraph">
      <style:text-properties style:font-style-complex="italic"/>
    </style:style>
    <style:style style:name="P187" style:parent-style-name="Textbody" style:family="paragraph">
      <style:paragraph-properties fo:margin-left="1.477in" fo:text-indent="0.4923in">
        <style:tab-stops/>
      </style:paragraph-properties>
      <style:text-properties fo:font-style="italic" style:font-style-asian="italic"/>
    </style:style>
    <style:style style:name="TableColumn189" style:family="table-column">
      <style:table-column-properties style:column-width="6.9277in" style:use-optimal-column-width="false"/>
    </style:style>
    <style:style style:name="Table188" style:family="table">
      <style:table-properties style:width="6.9277in" fo:margin-left="0.0381in" table:align="left"/>
    </style:style>
    <style:style style:name="TableRow190" style:family="table-row">
      <style:table-row-properties style:min-row-height="0.2652in" style:use-optimal-row-height="false"/>
    </style:style>
    <style:style style:name="TableCell191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92" style:parent-style-name="Textbody" style:family="paragraph">
      <style:text-properties style:font-style-complex="italic"/>
    </style:style>
    <style:style style:name="TableColumn194" style:family="table-column">
      <style:table-column-properties style:column-width="6.9277in" style:use-optimal-column-width="false"/>
    </style:style>
    <style:style style:name="Table193" style:family="table">
      <style:table-properties style:width="6.9277in" fo:margin-left="0.0381in" table:align="left"/>
    </style:style>
    <style:style style:name="TableRow195" style:family="table-row">
      <style:table-row-properties style:min-row-height="0.2652in" style:use-optimal-row-height="false"/>
    </style:style>
    <style:style style:name="TableCell196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197" style:parent-style-name="Textbody" style:family="paragraph">
      <style:text-properties style:font-style-complex="italic"/>
    </style:style>
    <style:style style:name="P198" style:parent-style-name="Textbody" style:family="paragraph">
      <style:text-properties fo:font-weight="bold" style:font-weight-asian="bold" style:font-weight-complex="bold"/>
    </style:style>
    <style:style style:name="P199" style:parent-style-name="Textbody" style:family="paragraph"/>
    <style:style style:name="T200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201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203" style:family="table-column">
      <style:table-column-properties style:column-width="3.4638in" style:use-optimal-column-width="false"/>
    </style:style>
    <style:style style:name="TableColumn204" style:family="table-column">
      <style:table-column-properties style:column-width="3.4638in" style:use-optimal-column-width="false"/>
    </style:style>
    <style:style style:name="Table202" style:family="table">
      <style:table-properties style:width="6.9277in" fo:margin-left="0.0381in" table:align="left"/>
    </style:style>
    <style:style style:name="TableRow205" style:family="table-row">
      <style:table-row-properties style:min-row-height="0.2652in" style:use-optimal-row-height="false"/>
    </style:style>
    <style:style style:name="TableCell206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07" style:parent-style-name="Textbody" style:family="paragraph">
      <style:text-properties style:font-style-complex="italic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Textbody" style:family="paragraph">
      <style:text-properties style:font-style-complex="italic"/>
    </style:style>
    <style:style style:name="P210" style:parent-style-name="Textbody" style:family="paragraph">
      <style:paragraph-properties fo:margin-left="1.477in" fo:text-indent="0.4923in">
        <style:tab-stops/>
      </style:paragraph-properties>
      <style:text-properties fo:font-style="italic" style:font-style-asian="italic"/>
    </style:style>
    <style:style style:name="TableColumn212" style:family="table-column">
      <style:table-column-properties style:column-width="6.9277in" style:use-optimal-column-width="false"/>
    </style:style>
    <style:style style:name="Table211" style:family="table">
      <style:table-properties style:width="6.9277in" fo:margin-left="0.0381in" table:align="left"/>
    </style:style>
    <style:style style:name="TableRow213" style:family="table-row">
      <style:table-row-properties style:min-row-height="0.2652in" style:use-optimal-row-height="false"/>
    </style:style>
    <style:style style:name="TableCell214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15" style:parent-style-name="Textbody" style:family="paragraph">
      <style:text-properties style:font-style-complex="italic"/>
    </style:style>
    <style:style style:name="P216" style:parent-style-name="Textbody" style:family="paragraph"/>
    <style:style style:name="T217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218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220" style:family="table-column">
      <style:table-column-properties style:column-width="3.4638in" style:use-optimal-column-width="false"/>
    </style:style>
    <style:style style:name="TableColumn221" style:family="table-column">
      <style:table-column-properties style:column-width="3.4638in" style:use-optimal-column-width="false"/>
    </style:style>
    <style:style style:name="Table219" style:family="table">
      <style:table-properties style:width="6.9277in" fo:margin-left="0.0381in" table:align="left"/>
    </style:style>
    <style:style style:name="TableRow222" style:family="table-row">
      <style:table-row-properties style:min-row-height="0.2652in" style:use-optimal-row-height="false"/>
    </style:style>
    <style:style style:name="TableCell223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24" style:parent-style-name="Textbody" style:family="paragraph">
      <style:text-properties style:font-style-complex="italic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Textbody" style:family="paragraph">
      <style:text-properties style:font-style-complex="italic"/>
    </style:style>
    <style:style style:name="P227" style:parent-style-name="Textbody" style:family="paragraph">
      <style:paragraph-properties fo:margin-left="1.477in" fo:text-indent="0.4923in">
        <style:tab-stops/>
      </style:paragraph-properties>
      <style:text-properties fo:font-style="italic" style:font-style-asian="italic"/>
    </style:style>
    <style:style style:name="TableColumn229" style:family="table-column">
      <style:table-column-properties style:column-width="6.9277in" style:use-optimal-column-width="false"/>
    </style:style>
    <style:style style:name="Table228" style:family="table">
      <style:table-properties style:width="6.9277in" fo:margin-left="0.0381in" table:align="left"/>
    </style:style>
    <style:style style:name="TableRow230" style:family="table-row">
      <style:table-row-properties style:min-row-height="0.2652in" style:use-optimal-row-height="false"/>
    </style:style>
    <style:style style:name="TableCell231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32" style:parent-style-name="Textbody" style:family="paragraph">
      <style:text-properties style:font-style-complex="italic"/>
    </style:style>
    <style:style style:name="P233" style:parent-style-name="Textbody" style:family="paragraph"/>
    <style:style style:name="T234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235" style:parent-style-name="Textbody" style:family="paragraph">
      <style:paragraph-properties fo:margin-left="0.7423in" fo:margin-right="-0.177in" fo:text-indent="0.2423in">
        <style:tab-stops/>
      </style:paragraph-properties>
      <style:text-properties fo:font-style="italic" style:font-style-asian="italic"/>
    </style:style>
    <style:style style:name="TableColumn237" style:family="table-column">
      <style:table-column-properties style:column-width="3.4638in" style:use-optimal-column-width="false"/>
    </style:style>
    <style:style style:name="TableColumn238" style:family="table-column">
      <style:table-column-properties style:column-width="3.4638in" style:use-optimal-column-width="false"/>
    </style:style>
    <style:style style:name="Table236" style:family="table">
      <style:table-properties style:width="6.9277in" fo:margin-left="0.0381in" table:align="left"/>
    </style:style>
    <style:style style:name="TableRow239" style:family="table-row">
      <style:table-row-properties style:min-row-height="0.2652in" style:use-optimal-row-height="false"/>
    </style:style>
    <style:style style:name="TableCell240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41" style:parent-style-name="Textbody" style:family="paragraph">
      <style:text-properties style:font-style-complex="italic"/>
    </style:style>
    <style:style style:name="TableCell2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3" style:parent-style-name="Textbody" style:family="paragraph">
      <style:text-properties style:font-style-complex="italic"/>
    </style:style>
    <style:style style:name="P244" style:parent-style-name="Textbody" style:family="paragraph">
      <style:paragraph-properties fo:margin-left="1.477in" fo:text-indent="0.4923in">
        <style:tab-stops/>
      </style:paragraph-properties>
      <style:text-properties fo:font-style="italic" style:font-style-asian="italic"/>
    </style:style>
    <style:style style:name="TableColumn246" style:family="table-column">
      <style:table-column-properties style:column-width="6.9277in" style:use-optimal-column-width="false"/>
    </style:style>
    <style:style style:name="Table245" style:family="table">
      <style:table-properties style:width="6.9277in" fo:margin-left="0.0381in" table:align="left"/>
    </style:style>
    <style:style style:name="TableRow247" style:family="table-row">
      <style:table-row-properties style:min-row-height="0.2652in" style:use-optimal-row-height="false"/>
    </style:style>
    <style:style style:name="TableCell248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49" style:parent-style-name="Textbody" style:family="paragraph">
      <style:text-properties style:font-style-complex="italic"/>
    </style:style>
    <style:style style:name="TableColumn251" style:family="table-column">
      <style:table-column-properties style:column-width="6.9277in" style:use-optimal-column-width="false"/>
    </style:style>
    <style:style style:name="Table250" style:family="table">
      <style:table-properties style:width="6.9277in" fo:margin-left="0.0381in" table:align="left"/>
    </style:style>
    <style:style style:name="TableRow252" style:family="table-row">
      <style:table-row-properties style:min-row-height="0.2652in" style:use-optimal-row-height="false"/>
    </style:style>
    <style:style style:name="TableCell253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54" style:parent-style-name="Textbody" style:family="paragraph">
      <style:text-properties style:font-style-complex="italic"/>
    </style:style>
  </office:automatic-styles>
  <office:body>
    <office:text text:use-soft-page-breaks="true">
      <text:p text:style-name="P1"><text:span text:style-name="T2">Laboratorium Podstaw Cyfrowego Przetwarzania Sygnałów <text:s/></text:span></text:p>
      <text:p text:style-name="P3"><text:span text:style-name="T4">Protokół z ćwiczenia</text:span><text:span text:style-name="T5">:<text:s/></text:span><text:span text:style-name="T6">Sygnały</text:span></text:p>
      <text:p text:style-name="P7"/>
      <text:p text:style-name="P8">Imię i nazwisko:<text:tab/><text:tab/><text:tab/><text:tab/><text:tab/>Grupa:<text:tab/><text:tab/><text:tab/>Data: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</table:table>
      <text:p text:style-name="P20"/>
      <text:p text:style-name="P21"/>
      <text:p text:style-name="P22">Przebieg ćwiczenia:</text:p>
      <text:p text:style-name="Textbody"/>
      <text:p text:style-name="P23">Zadanie 1</text:p>
      <text:list text:style-name="LFO1" text:continue-numbering="true">
        <text:list-item>
          <text:p text:style-name="P24">Sygnał sinusoidalny</text:p>
        </text:list-item>
      </text:list>
      <text:p text:style-name="P25">Przebieg czasowy:<text:tab/><text:tab/><text:tab/><text:tab/><text:tab/><text:tab/>GWM: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</table:table>
      <text:p text:style-name="Textbody"/>
      <text:list text:style-name="LFO1" text:continue-numbering="true">
        <text:list-item>
          <text:p text:style-name="P34">Sygnał prostokątny</text:p>
        </text:list-item>
      </text:list>
      <text:p text:style-name="P35">Przebieg czasowy:<text:tab/><text:tab/><text:tab/><text:tab/><text:tab/><text:tab/>GWM: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Textbody"/>
      <text:list text:style-name="LFO1" text:continue-numbering="true">
        <text:list-item>
          <text:p text:style-name="P44">Sygnał losowy</text:p>
        </text:list-item>
      </text:list>
      <text:p text:style-name="P45">Przebieg czasowy:<text:tab/><text:tab/><text:tab/><text:tab/><text:tab/><text:tab/>GWM: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p text:style-name="Textbody"/>
      <text:p text:style-name="Textbody"/>
      <text:p text:style-name="Textbody">Wnioski do części <text:s/>a), b), oraz <text:s/>c):</text:p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/>
          </table:table-cell>
        </table:table-row>
      </table:table>
      <text:p text:style-name="Textbody"/>
      <text:p text:style-name="Textbody">Kod m-file’a:</text:p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/>
          </table:table-cell>
        </table:table-row>
      </table:table>
      <text:p text:style-name="Textbody"/>
      <text:p text:style-name="P64">Zadanie 2</text:p>
      <text:list text:style-name="LFO2" text:continue-numbering="true">
        <text:list-item>
          <text:p text:style-name="P65">Sygnał 1</text:p>
        </text:list-item>
      </text:list>
      <text:p text:style-name="P66">Przebieg czasowy:<text:tab/><text:tab/><text:tab/><text:tab/><text:tab/><text:tab/>GWM:</text:p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</table:table>
      <text:p text:style-name="P75">Interpretacja:<text:tab/><text:tab/><text:tab/><text:tab/><text:tab/><text:tab/><text:tab/>Interpretacja: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</table:table>
      <text:p text:style-name="Textbody"/>
      <text:list text:style-name="LFO2" text:continue-numbering="true">
        <text:list-item>
          <text:p text:style-name="P84">Sygnał 2</text:p>
        </text:list-item>
      </text:list>
      <text:soft-page-break/>
      <text:p text:style-name="P85">Przebieg czasowy:<text:tab/><text:tab/><text:tab/><text:tab/><text:tab/><text:tab/>GWM:</text:p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>Interpretacja:<text:tab/><text:tab/><text:tab/><text:tab/><text:tab/><text:tab/><text:tab/>Interpretacja:</text:p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Textbody"/>
      <text:list text:style-name="LFO2" text:continue-numbering="true">
        <text:list-item>
          <text:p text:style-name="P103">Sygnał 3</text:p>
        </text:list-item>
      </text:list>
      <text:p text:style-name="P104">Przebieg czasowy:<text:tab/><text:tab/><text:tab/><text:tab/><text:tab/><text:tab/>GWM:</text:p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P113">Interpretacja:<text:tab/><text:tab/><text:tab/><text:tab/><text:tab/><text:tab/><text:tab/>Interpretacja:</text:p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Textbody"/>
      <text:p text:style-name="Textbody"/>
      <text:p text:style-name="Textbody">Kod m-file’a:</text:p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/>
          </table:table-cell>
        </table:table-row>
      </table:table>
      <text:p text:style-name="Textbody"/>
      <text:p text:style-name="Textbody"/>
      <text:p text:style-name="Textbody"><text:span text:style-name="T127">Zadanie 3</text:span></text:p>
      <text:p text:style-name="P128">1. Sygnał sinusoidalny</text:p>
      <text:p text:style-name="P129">Przebieg czasowy:<text:tab/><text:tab/><text:tab/><text:tab/><text:tab/><text:tab/>GWM:</text:p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</table:table>
      <text:p text:style-name="P138">Wnioski z wykresów i wrażenia odsłuchowe:</text:p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p text:style-name="P143"/>
          </table:table-cell>
        </table:table-row>
      </table:table>
      <text:p text:style-name="Textbody"/>
      <text:p text:style-name="P144">2. Kwantyzacja</text:p>
      <text:list text:style-name="LFO3" text:continue-numbering="true">
        <text:list-item>
          <text:p text:style-name="P145">Sygnał sinusoidalny po kwantyzacji na 2 bitach, porównanie z sygnałem<text:s/>sinusoidalnym</text:p>
        </text:list-item>
      </text:list>
      <text:p text:style-name="P146">Przebieg czasowy:<text:tab/><text:tab/><text:tab/><text:tab/><text:tab/><text:tab/>GWM:</text:p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</table:table>
      <text:p text:style-name="P155">Wnioski z wykresów i wrażenia odsłuchowe:</text:p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/>
          </table:table-cell>
        </table:table-row>
      </table:table>
      <text:p text:style-name="Textbody"/>
      <text:list text:style-name="LFO3" text:continue-numbering="true">
        <text:list-item>
          <text:p text:style-name="P161">Sygnał sinusoidalny po kwantyzacji na 4 bitach, porównanie z sygnałem sinusoidalnym</text:p>
        </text:list-item>
      </text:list>
      <text:p text:style-name="P162">Przebieg czasowy:<text:tab/><text:tab/><text:tab/><text:tab/><text:tab/><text:tab/>GWM:</text:p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</table:table>
      <text:p text:style-name="P171">Wnioski z wykresów i wrażenia odsłuchowe:</text:p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/>
          </table:table-cell>
        </table:table-row>
      </table:table>
      <text:p text:style-name="Textbody"/>
      <text:soft-page-break/>
      <text:list text:style-name="LFO3" text:continue-numbering="true">
        <text:list-item>
          <text:p text:style-name="P177">Sygnał<text:s/>sinusoidalny po kwantyzacji na 8 bitach, porównanie z sygnałem sinusoidalnym</text:p>
        </text:list-item>
      </text:list>
      <text:p text:style-name="P178">Przebieg czasowy:<text:tab/><text:tab/><text:tab/><text:tab/><text:tab/><text:tab/>GWM:</text:p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P187">Wnioski z wykresów i wrażenia odsłuchowe:</text:p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/>
          </table:table-cell>
        </table:table-row>
      </table:table>
      <text:p text:style-name="Textbody"/>
      <text:p text:style-name="Textbody">Kod m-file’a:</text:p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/>
          </table:table-cell>
        </table:table-row>
      </table:table>
      <text:p text:style-name="Textbody"/>
      <text:p text:style-name="P198">3*. Dithering</text:p>
      <text:list text:style-name="LFO3">
        <text:list-item text:start-value="1">
          <text:p text:style-name="P199">Sygnał sinusoidalny<text:s/><text:span text:style-name="T200">po zastosowaniu ditheringu</text:span><text:s/>i następnie po kwantyzacji na 2 bitach, porównanie z sygnałem sinusoidalnym i sygnałem po kwantyzacji bez zastosowania ditheringu</text:p>
        </text:list-item>
      </text:list>
      <text:p text:style-name="P201">Przebieg czasowy:<text:tab/><text:tab/><text:tab/><text:tab/><text:tab/><text:tab/>GWM:</text:p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</table:table>
      <text:p text:style-name="P210">Wnioski z wykresów i wrażenia odsłuchowe:</text:p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p text:style-name="P215"/>
          </table:table-cell>
        </table:table-row>
      </table:table>
      <text:p text:style-name="Textbody"/>
      <text:list text:style-name="LFO3" text:continue-numbering="true">
        <text:list-item>
          <text:p text:style-name="P216">Sygnał sinusoidalny<text:s/><text:span text:style-name="T217">po zastosowaniu ditheringu</text:span><text:s/>i następnie po kwantyzacji na 4 bitach, porównanie z sygnałem sinusoidalnym i sygnałem po kwantyzacji bez zastosowania ditheringu</text:p>
        </text:list-item>
      </text:list>
      <text:p text:style-name="P218">Przebieg czasowy:<text:tab/><text:tab/><text:tab/><text:tab/><text:tab/><text:tab/>GWM:</text:p>
      <table:table table:style-name="Table219">
        <table:table-columns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</table:table>
      <text:p text:style-name="P227">Wnioski z wykresów i wrażenia odsłuchowe:</text:p>
      <table:table table:style-name="Table228">
        <table:table-columns>
          <table:table-column table:style-name="TableColumn229"/>
        </table:table-columns>
        <table:table-row table:style-name="TableRow230">
          <table:table-cell table:style-name="TableCell231">
            <text:p text:style-name="P232"/>
          </table:table-cell>
        </table:table-row>
      </table:table>
      <text:p text:style-name="Textbody"/>
      <text:list text:style-name="LFO3" text:continue-numbering="true">
        <text:list-item>
          <text:p text:style-name="P233">Sygnał sinusoidalny<text:s/><text:span text:style-name="T234">po zastosowaniu ditheringu</text:span><text:s/>i następnie po kwantyzacji na 8 bitach, porównanie z sygnałem sinusoidalnym i sygnałem po kwantyzacji bez zastosowania ditheringu</text:p>
        </text:list-item>
      </text:list>
      <text:p text:style-name="P235">Przebieg czasowy:<text:tab/><text:tab/><text:tab/><text:tab/><text:tab/><text:tab/>GWM:</text:p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</table:table>
      <text:p text:style-name="P244">Wnioski z wykresów i wrażenia odsłuchowe:</text:p>
      <table:table table:style-name="Table245">
        <table:table-columns>
          <table:table-column table:style-name="TableColumn246"/>
        </table:table-columns>
        <table:table-row table:style-name="TableRow247">
          <table:table-cell table:style-name="TableCell248">
            <text:p text:style-name="P249"/>
          </table:table-cell>
        </table:table-row>
      </table:table>
      <text:p text:style-name="Textbody"/>
      <text:p text:style-name="Textbody"/>
      <text:p text:style-name="Textbody">Kod m-file’a:</text:p>
      <table:table table:style-name="Table250">
        <table:table-columns>
          <table:table-column table:style-name="TableColumn251"/>
        </table:table-columns>
        <table:table-row table:style-name="TableRow252">
          <table:table-cell table:style-name="TableCell253">
            <text:p text:style-name="P254"/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style:font-name="Times New Roman" style:font-name-asian="Arial Unicode MS" style:font-name-complex="Times New Roman" fo:font-weight="bold" style:font-weight-asian="bold" style:font-weight-complex="bold" fo:font-size="24pt" style:font-size-asian="24pt" style:font-size-complex="2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in" text:min-label-width="0.252in" text:list-level-position-and-space-mode="label-alignment">
          <style:list-level-label-alignment text:label-followed-by="listtab" fo:margin-left="0.252in" fo:text-indent="-0.25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3979in" fo:margin-left="0.552in" fo:margin-bottom="0.2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żytkownik pakietu Microsoft Office</dc:creator>
    <meta:creation-date>2008-10-06T20:16:00Z</meta:creation-date>
    <dc:date>2018-12-02T17:57:00Z</dc:date>
    <meta:template xlink:href="Normal" xlink:type="simple"/>
    <meta:editing-cycles>29</meta:editing-cycles>
    <meta:editing-duration>PT270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292" meta:character-count="2045" meta:row-count="14" meta:non-whitespace-character-count="1757"/>
  </office:meta>
</office:document-meta>
</file>